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09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2pt" fo:text-shadow="none" fo:font-weight="bold" style:font-size-asian="32pt" style:font-weight-asian="bold" style:font-size-complex="32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.318cm" fo:margin-right="0cm" fo:text-indent="0cm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2" fo:font-size="32pt" fo:text-shadow="none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2" fo:font-size="33pt" fo:text-shadow="none" fo:font-weight="bold" style:font-size-asian="33pt" style:font-weight-asian="bold" style:font-size-complex="33pt" style:font-weight-complex="bold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style:style style:name="T8" style:family="text">
      <style:text-properties fo:color="#000000" style:font-name="Segoe UI Semibold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2cm" svg:x="1.524cm" svg:y="0.508cm">
          <draw:text-box>
            <text:p text:style-name="P1"><text:span text:style-name="T1">Hymn #603</text:span></text:p>
            <text:p text:style-name="P1"><text:span text:style-name="T2">“</text:span><text:span text:style-name="T2">We Know That Christ Is Raise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4cm" svg:height="10.391cm" svg:x="1.27cm" svg:y="0.508cm">
          <draw:text-box>
            <text:p text:style-name="P1"><text:span text:style-name="T3">1.</text:span><text:span text:style-name="T4"> </text:span><text:span text:style-name="T5">We know that Christ is raised</text:span></text:p>
            <text:p text:style-name="P1"><text:span text:style-name="T5">and dies no more.</text:span><text:span text:style-name="T5"><text:line-break/></text:span><text:span text:style-name="T5">Embraced by death,</text:span></text:p>
            <text:p text:style-name="P1"><text:span text:style-name="T5">He broke its fearful hold;</text:span><text:span text:style-name="T5"><text:line-break/></text:span><text:span text:style-name="T5">And our despair He turned to blazing joy.</text:span><text:span text:style-name="T5"><text:line-break/></text:span><text:span text:style-name="T5"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5.146cm" svg:height="10.391cm" svg:x="1.524cm" svg:y="0.508cm">
          <draw:text-box>
            <text:p text:style-name="P5"><text:span text:style-name="T3">2.</text:span><text:span text:style-name="T5"> We share by water</text:span></text:p>
            <text:p text:style-name="P5"><text:span text:style-name="T5">in His saving death.</text:span></text:p>
            <text:p text:style-name="P5"><text:span text:style-name="T5">Reborn, we share with Him</text:span></text:p>
            <text:p text:style-name="P5"><text:span text:style-name="T5">an Easter life</text:span></text:p>
            <text:p text:style-name="P5"><text:span text:style-name="T5">As living members of a living Christ.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8" draw:layer="layout" svg:width="25.4cm" svg:height="14.345cm" svg:x="1.27cm" svg:y="0.508cm">
          <draw:text-box>
            <text:p text:style-name="P1"><text:span text:style-name="T3">3.</text:span><text:span text:style-name="T5"> The Father’s splendor clothes</text:span></text:p>
            <text:p text:style-name="P5"><text:span text:style-name="T5">the Son with life.</text:span></text:p>
            <text:p text:style-name="P5"><text:span text:style-name="T5">The Spirit’s power shakes</text:span></text:p>
            <text:p text:style-name="P5"><text:span text:style-name="T5">the Church of God.</text:span></text:p>
            <text:p text:style-name="P5"><text:span text:style-name="T6">Baptized, we live with God the Three in One.</text:span></text:p>
            <text:p text:style-name="P5"><text:span text:style-name="T5">Alleluia!</text:span></text:p>
            <text:p text:style-name="P7"><text:span text:style-name="T7"><text:s/></text:span></text:p>
            <text:p text:style-name="P7"><text:span text:style-name="T7"><text:s text:c="6"/></text:span><text:span text:style-name="T8">© John B. Geyer. </text:span></text:p>
            <text:p text:style-name="P7"><text:span text:style-name="T8"><text:s text:c="7"/></text:span><text:span text:style-name="T8">Used by permission: </text:span></text:p>
            <text:p text:style-name="P7"><text:span text:style-name="T8"><text:s text:c="7"/></text:span><text:span text:style-name="T8">LSB Hymn License </text:span></text:p>
            <text:p text:style-name="P7"><text:span text:style-name="T8"><text:s text:c="7"/></text:span><text:span text:style-name="T8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8T10:00:29.452000000</meta:creation-date>
    <dc:date>2017-04-14T11:15:29.571000000</dc:date>
    <meta:editing-duration>PT11M34S</meta:editing-duration>
    <meta:editing-cycles>4</meta:editing-cycles>
    <meta:generator>LibreOffice/5.2.6.2$Windows_X86_64 LibreOffice_project/a3100ed2409ebf1c212f5048fbe377c281438fdc</meta:generator>
    <meta:document-statistic meta:object-count="33"/>
  </office:meta>
</office:document-meta>
</file>